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0" office:value-type="string" calcext:value-type="string">
            <text:p>Mens. 08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09-04" calcext:value-type="date">
            <text:p>04/09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0" office:value-type="string" calcext:value-type="string">
            <text:p>Mens. 09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0-03" calcext:value-type="date">
            <text:p>03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0" office:value-type="string" calcext:value-type="string">
            <text:p>Mens. 10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1-05" calcext:value-type="date">
            <text:p>05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0" office:value-type="string" calcext:value-type="string">
            <text:p>Mens. 11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2-04" calcext:value-type="date">
            <text:p>04/12/2024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0" office:value-type="string" calcext:value-type="string">
            <text:p>Mens. 12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1-06" calcext:value-type="date">
            <text:p>06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0" office:value-type="string" calcext:value-type="string">
            <text:p>Mens. 0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2-04" calcext:value-type="date">
            <text:p>04/02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0" office:value-type="string" calcext:value-type="string">
            <text:p>Mens. 0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0" office:value-type="string" calcext:value-type="string">
            <text:p>Mens. 03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0" office:value-type="string" calcext:value-type="string">
            <text:p>Mens. 04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5-05" calcext:value-type="date">
            <text:p>05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0" office:value-type="string" calcext:value-type="string">
            <text:p>Mens. 05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0" office:value-type="string" calcext:value-type="string">
            <text:p>Mens. 06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7-03" calcext:value-type="date">
            <text:p>03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0" office:value-type="string" calcext:value-type="string">
            <text:p>Mens. 08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9-03" calcext:value-type="date">
            <text:p>03/09/2025</text:p>
          </table:table-cell>
          <table:table-cell table:style-name="ce62" table:formula="of:=[.C14]-[.F1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0" office:value-type="string" calcext:value-type="string">
            <text:p>Mens. 09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62" table:formula="of:=[.C15]-[.F1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15])" office:value-type="float" office:value="0" calcext:value-type="float">
            <text:p>-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6">00/00/0000</text:date></text:span><text:span text:style-name="MT2"><text:s/>- </text:span><text:span text:style-name="MT2"><text:time style:data-style-name="N2" text:time-value="11:35:24.480071500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1:35:24.48725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4:31</meta:creation-date>
    <dc:date>2025-10-06T11:36:03.882153300</dc:date>
    <meta:print-date>2020-02-05T15:45:38.714000000</meta:print-date>
    <dc:language>pt-PT</dc:language>
    <meta:editing-cycles>654</meta:editing-cycles>
    <meta:editing-duration>P3DT18H26M55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